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5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membertyp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plantype</text:p>
          </table:table-cell>
          <table:table-cell office:value-type="string">
            <text:p>existing</text:p>
          </table:table-cell>
          <table:table-cell office:value-type="string">
            <text:p>gold</text:p>
          </table:table-cell>
          <table:table-cell office:value-type="string">
            <text:p>goldplus</text:p>
          </table:table-cell>
          <table:table-cell office:value-type="string">
            <text:p>diamond</text:p>
          </table:table-cell>
          <table:table-cell office:value-type="string">
            <text:p>diamondplus</text:p>
          </table:table-cell>
          <table:table-cell office:value-type="string">
            <text:p>platinumplus</text:p>
          </table:table-cell>
        </table:table-row>
        <table:table-row table:style-name="ro2">
          <table:table-cell office:value-type="string">
            <text:p>PM-001</text:p>
          </table:table-cell>
          <table:table-cell office:value-type="string">
            <text:p><text:a xlink:href="mailto:email_6SH77761679@bankas.in">email_6SH77761679@bankas.in</text:a></text:p>
          </table:table-cell>
          <table:table-cell office:value-type="string">
            <text:p>test</text:p>
          </table:table-cell>
          <table:table-cell office:value-type="string">
            <text:p>was Gold</text:p>
          </table:table-cell>
          <table:table-cell table:number-columns-repeated="2"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PM-002</text:p>
          </table:table-cell>
          <table:table-cell office:value-type="string">
            <text:p><text:a xlink:href="mailto:email_BSH09052878@bankas.in">email_BSH09052878@bankas.in</text:a></text:p>
          </table:table-cell>
          <table:table-cell office:value-type="string">
            <text:p>test</text:p>
          </table:table-cell>
          <table:table-cell office:value-type="string">
            <text:p>diamond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PM-003</text:p>
          </table:table-cell>
          <table:table-cell office:value-type="string">
            <text:p><text:a xlink:href="mailto:email_wSH52582060@bankas.in">email_wSH52582060@bankas.in</text:a></text:p>
          </table:table-cell>
          <table:table-cell office:value-type="string">
            <text:p>test</text:p>
          </table:table-cell>
          <table:table-cell office:value-type="string">
            <text:p>was Gold</text:p>
          </table:table-cell>
          <table:table-cell table:number-columns-repeated="2"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5/09/2018</text:date>, <text:time>16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5:12:13.50</meta:creation-date>
    <dc:date>2018-09-05T16:49:44.57</dc:date>
    <meta:editing-duration>PT2H55M30S</meta:editing-duration>
    <meta:editing-cycles>14</meta:editing-cycles>
    <meta:generator>OpenOffice/4.1.4$Win32 OpenOffice.org_project/414m5$Build-9788</meta:generator>
    <meta:document-statistic meta:table-count="3" meta:cell-count="40" meta:object-count="0"/>
  </office:meta>
</office:document-meta>
</file>